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Minnes nyt seuraavaksi</text:p>
      <text:p text:style-name="Normaali"/>
      <text:p text:style-name="Normaali">16 helmi 2015</text:p>
      <text:p text:style-name="Normaali"/>
      <text:p text:style-name="Normaali">Hei.<text:line-break/><text:line-break/>Nuorena lapsena opittuani naisen ja miehen eron olin hyvin sekaisin koska ruumiini oli miehen. En asiasta puhunut kellekkään vaan elin elämääni normaalisti. Lähellä 10 vuotis syntymä päivääni kumminkin olin tosi turhautunut itseeni ja kun aloin huomata kuinka suuri ero poikien ja tyttöjen "näin sinun kuuluisi käyttäytyä" oli.<text:line-break/>10 vuotiaana lopetin<text:s/>välittämisen aika lailla mistään. Millään ei ollut enään väliä enkä osannut kertoa siitä vanhemmileni jotka olivat eron keskellä. 11 vuotiaana yritin itsemurhaa johon en lopulta pystynyt ja olin masentua lopullisesti. Se myös alkoi näkyä koska en tahtonnut<text:s/>kavereita, olin kokoajan ärtynyt ja yksin. Kavereina minulla ei juuri ollut muita kuin serkkuni.<text:line-break/><text:line-break/>Yhtenä iltana pihalla leikkiessä lisko leluilla serkun kanssa kysyin yhtäkkiä että mitäpä jos minun hahmoni olisi nainen. Serkku ei kummemmin asiasta piitannu muuten kuin että hyvä idea. Siitä lähtien minun hahmoni olivat aina naispuolisia hahmoja ja sain sen kautta olla oma itseni. Myöhemmin peleissä joissa sai tehdä oman hahmon, minun oli aina sellainen nainen joka muistutti minua mahdollisemman paljon (tästä syystä tulikin pelattua paljon näitä pelejä).<text:line-break/><text:line-break/>16v alussa muutin kotoani opiskelemaan toiseen kaupunkiin ja sain olla enemmän oma itseni mutta edelleen jouduin tyytymään miehen rooliin. Tässä iässä näytin myös hyvin naiselliselta ja meikkasin sekä lakkasin kynteni (käytin tekosyynä sen aikaista death metal fanittamista).<text:line-break/><text:line-break/>Minulla oli monia ihastuksia jotka kaikki oli miehiä. Tiesin jo olevani bi enkä välittänyt oliko kyseessä nainen vai mies. Jos viihdyin jonku seurassa saatoin ihastua. En vain voinut tunteitani kertoa koska pelkäsin että minun todellisesta itsestäni ei pidettäisikään.<text:line-break/><text:line-break/>18 vuotiaana muutin kämppiksen kanssa vuokralle ja aloin seurustella jo syntymästä asti tuntemani naisen kanssa. Hän rakastui minun luomaani "hahmoon" vaikkakin kerroin hänelle vähitellen todellisesta minästäni niin rakkaus säilyi monta vuotta. Saman naisen kanssa elin yhdessä kihloissa lopulta 6.5 vuotta pikkuhiljaa eroten toisistaan koska en edelleenkään pystynyt nauttimaan omasta olemuksestani. Lopulta ero tuli pää asiassa minun takiani. En pystynyt välittämään tarpeeksi hänestä koska inhosin luomaani mies hahmoa.<text:line-break/><text:line-break/>Eron jälkeen tuli jotenkin vapaa olo. Sain olla oma itseni omassa asunnossani ja omassa päässäni. Innostuin koulustani entistä enemmän ja suoritin sen erittäin<text:s/>hyvällä arvosanalla läpi. Heti koulun loputtua kumminkin iski suuri masennus koska tajusin taas tilanteeni. Mitään ei ole muuttunut. Olen edelleen "mies". Kävin taas kuilun partaalla.<text:line-break/><text:line-break/>Minulle kumminkin tuli mahtava tilaisuus muuttaa kauas pois omasta suvusta ja ihmisistä<text:s/><text:soft-page-break/>ketkä tuntevat minut. Muuton jälkeen aloin avoimemmin juttelemaan tilanteestani yhden pelissä tapaamalleni kaverille jonka olin tuntenut jo monta vuotta. Hän oli erittäin positiivinen ja kannustava asian suhteen joka toi minulle sen pienen<text:s/>kipinän jonka tarvitsin yrittämiseen.<text:line-break/><text:line-break/>Olen nyt asunnut Helsingissä puolisen vuotta. Pukeudun joka päivä enemmän ja enemmän naiseksi sekä uskaltaudun ulos omana itsenäni. Olen alkannut lukemaan hormooni hoidoista ja mahdollisuudesta olla oikeasti joku päivä se joksi synnyin.<text:line-break/><text:line-break/>Olen henkisesti valmis kohtaamaan vanhempien ja muun suvun vastauksen asiaan.<text:line-break/>Mutta haluan vielä ennen sitä puhua asiasta jollekulle asiasta enemmän tuntevalle ja joka osaisi neuvoa minua eteenpäin. Haluan olla oma itseni ja jättää tämän luomani hirviön pois.<text:line-break/><text:line-break/>Olen koko ikäni antanut muille enkä ole vaatinut mitään. Olen aina astunut sivuun muiden edestä ja auttanut kun vain ollut mahdollista.<text:line-break/>Nyt olen päättänyt että haluan jotain itselleni, jotain mitä olen halunut koko elämäni ja aion taistella saadakseni haluamani.<text:line-break/>Haluan olla ruummiillisesti nainen enkä vain henkisesti. Vaikkakin se vaatii monen monta vuotta.<text:line-break/><text:line-break/>Joten kysymykseni on. Mihin seuraavaksi? Mistä pääsisin asian tuntevan psygiatrin puheille miten voin astua seuraavan askeleen?<text:line-break/>Pahoittelen pitkää tekstiä.</text:p>
      <text:p text:style-name="P3"/>
      <text:p text:style-name="Normaali">[Nimimerkki poistettu]</text:p>
      <text:p text:style-name="Normaali"/>
      <text:p text:style-name="P4">Vastaus</text:p>
      <text:p text:style-name="Normaali"/>
      <text:p text:style-name="Normaali">Hei<text:s/>[Nimimerkki]<text:line-break/><text:line-break/>Viestistä käy ilmi miten pitkän prosessin olet käynyt läpi elämässäsi, jossa olet aina astunut sivuun muiden edestä. Olet nyt päättänyt haluta jotain itsellesi, sitä mitä olet halunnut<text:s/>koko elämäsi. Huh! Hyvä! Olet valmistautumassa sukupuolen korjausprosessiin niin että kehosi vastaa henkistä ja psyykkistä olemustasi. Siihen liittyen haluat päästä keskustelemaan prosessin etenemisestä.<text:s/><text:line-break/><text:line-break/>Tämän sinuiksi palvelun kautta sinun on mahdollisuus sopia 1-5 maksuttomasta käynnistä meidän<text:s/>[työntekijöidemme kanssa].<text:s/>Vastaanottomme on Helsingissä. Jos olet tästä kiinnostunut ja pääset käymään niin<text:s/>voitko soittaa<text:s/>[yhteystiedot poistettu].<text:s/>Vaikka et pääsisikään käymään, niin sinun kannattaa soittaa tuolloin, niin voit puhelimitse keskustella tästä sinulle äärimmäisen tärkeästä asiasta.<text:line-break/><text:line-break/>Sinullahan on mahdollisuus joka tapauksessa päästä lääkärin lähetteellä ns. transtutkimuksiin joko Helsingin tai Tampereen yli-opistolliseen keskussairaalaan (HUS: Sukupuoli-identiteetin tutkimuspoliklinikka, TAYS: Trans-poliklinikka). Tutkimukset kestävät noin 6 kk avohoidollisin tutkimuskäynnein.<text:s/></text:p>
      <text:p text:style-name="Normaali"><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38:00Z</meta:creation-date>
    <dc:date>2023-01-20T16:44:00Z</dc:date>
    <meta:template xlink:href="Normal.dotm" xlink:type="simple"/>
    <meta:editing-cycles>1</meta:editing-cycles>
    <meta:editing-duration>PT0S</meta:editing-duration>
    <meta:document-statistic meta:page-count="2" meta:paragraph-count="10" meta:word-count="604" meta:character-count="5493" meta:row-count="40" meta:non-whitespace-character-count="4899"/>
  </office:meta>
</office:document-meta>
</file>